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20A10000260AFC6FE8B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c|ccccc|c}&#10;\hline&#10;\\&#10;\\&#10;b_4&amp;b_3&amp;b_2&amp;b_1&amp;b_0&amp;c&amp;d_3&amp;d_2&amp;d_1&amp;d_0&amp;\\&#10;\hline&#10;0&amp;0&amp;0&amp;0&amp;0&amp;0&amp;0&amp;0&amp;0&amp;0&amp;0 \\&#10;0&amp;0&amp;0&amp;0&amp;1&amp;0&amp;0&amp;0&amp;0&amp;1&amp;1\\&#10;0&amp;0&amp;0&amp;1&amp;0&amp;0&amp;0&amp;0&amp;1&amp;0&amp;2 \\&#10;0&amp;0&amp;0&amp;1&amp;1&amp;0&amp;0&amp;0&amp;1&amp;1&amp;3 \\&#10;0&amp;0&amp;1&amp;0&amp;0&amp;0&amp;0&amp;1&amp;0&amp;0&amp;4 \\&#10;0&amp;0&amp;1&amp;0&amp;1&amp;0&amp;0&amp;1&amp;0&amp;1&amp;5 \\&#10;0&amp;0&amp;1&amp;1&amp;0&amp;0&amp;0&amp;1&amp;1&amp;0&amp;6 \\&#10;0&amp;0&amp;1&amp;1&amp;1&amp;0&amp;0&amp;1&amp;1&amp;1&amp;7 \\&#10;0&amp;1&amp;0&amp;0&amp;0&amp;0&amp;1&amp;0&amp;0&amp;0&amp;8 \\&#10;0&amp;1&amp;0&amp;0&amp;1&amp;0&amp;1&amp;0&amp;0&amp;1&amp;9 \\&#10;\hline&#10;0&amp;1&amp;0&amp;1&amp;0&amp;1&amp;0&amp;0&amp;0&amp;0&amp;10 \\&#10;0&amp;1&amp;0&amp;1&amp;1&amp;1&amp;0&amp;0&amp;0&amp;1&amp; 11\\&#10;0&amp;1&amp;1&amp;0&amp;0&amp;1&amp;0&amp;0&amp;1&amp;0&amp; 12\\&#10;0&amp;1&amp;1&amp;0&amp;1&amp;1&amp;0&amp;0&amp;1&amp;1&amp; 13\\&#10;0&amp;1&amp;1&amp;1&amp;0&amp;1&amp;0&amp;1&amp;0&amp;0&amp; 14\\&#10;0&amp;1&amp;1&amp;1&amp;1&amp;1&amp;0&amp;1&amp;0&amp;1&amp; 15\\&#10;1&amp;0&amp;0&amp;0&amp;0&amp;1&amp;0&amp;1&amp;1&amp;0&amp; 16\\&#10;1&amp;0&amp;0&amp;0&amp;1&amp;1&amp;0&amp;1&amp;1&amp;1&amp; 17\\&#10;1&amp;0&amp;0&amp;1&amp;0&amp;1&amp;1&amp;0&amp;0&amp;0&amp; 18\\&#10;1&amp;0&amp;0&amp;1&amp;1&amp;1&amp;1&amp;0&amp;0&amp;1&amp; 19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39cm" svg:height="6.272cm" svg:x="0.334cm" svg:y="0.47cm">
          <draw:image xlink:href="Pictures/20000001000020A10000260AFC6FE8B2.svm" xlink:type="simple" xlink:show="embed" xlink:actuate="onLoad">
            <text:p/>
          </draw:image>
        </draw:frame>
        <draw:frame draw:style-name="gr2" draw:text-style-name="P3" draw:layer="layout" svg:width="1.349cm" svg:height="0.696cm" svg:x="1.236cm" svg:y="0.403cm">
          <draw:text-box>
            <text:p text:style-name="P2"><text:span text:style-name="T1">ثنائی جمع</text:span></text:p>
          </draw:text-box>
        </draw:frame>
        <draw:frame draw:style-name="gr2" draw:text-style-name="P3" draw:layer="layout" svg:width="3.313cm" svg:height="0.696cm" svg:x="3.962cm" svg:y="0.403cm">
          <draw:text-box>
            <text:p text:style-name="P2"><text:span text:style-name="T1">ثنائی علمت میں اعشاری جمع</text:span></text:p>
          </draw:text-box>
        </draw:frame>
        <draw:frame draw:style-name="gr2" draw:text-style-name="P3" draw:layer="layout" svg:width="1.298cm" svg:height="0.696cm" svg:x="7.116cm" svg:y="0.472cm">
          <draw:text-box>
            <text:p text:style-name="P2"><text:span text:style-name="T1">اعشاری</text:span></text:p>
          </draw:text-box>
        </draw:frame>
        <draw:custom-shape draw:style-name="gr3" draw:text-style-name="P1" draw:layer="layout" svg:width="0.333cm" svg:height="1.117cm" svg:x="0.53cm" svg:y="5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73cm" svg:height="0.548cm" draw:transform="rotate (1.5707963267946) translate (1.092cm 5.6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1T09:37:33</dc:date>
    <dc:creator>kkk </dc:creator>
    <meta:generator>LibreOffice/3.3$Linux LibreOffice_project/330m19$Build-401</meta:generator>
    <meta:editing-duration>PT7H28M52S</meta:editing-duration>
    <meta:editing-cycles>32</meta:editing-cycles>
    <meta:document-statistic meta:object-count="6"/>
  </office:meta>
</office:document-meta>
</file>